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Table_20_Contents">
      <style:paragraph-properties fo:text-align="center" style:justify-single-word="false"/>
      <style:text-properties fo:font-size="11pt" style:font-size-asian="11pt" style:font-size-complex="11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weight="normal" style:font-weight-asian="normal" style:font-weight-complex="normal"/>
    </style:style>
    <style:style style:name="T3" style:family="text">
      <style:text-properties fo:font-size="14pt" fo:font-weight="bold"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ron Jencks</text:p>
      <text:p text:style-name="P1">1/31/2018</text:p>
      <text:p text:style-name="P1">Communication Systems II</text:p>
      <text:p text:style-name="P1"/>
      <text:p text:style-name="P1"/>
      <text:p text:style-name="P2">Digital Modulus-Dividers</text:p>
      <text:p text:style-name="P2"/>
      <text:p text:style-name="P3">Equipment:</text:p>
      <text:list xml:id="list2546351315886455825" text:style-name="L2">
        <text:list-item>
          <text:p text:style-name="P5">Oscilloscope:</text:p>
          <text:list>
            <text:list-item>
              <text:p text:style-name="P5">Model Number: TDS 2024</text:p>
            </text:list-item>
            <text:list-item>
              <text:p text:style-name="P5">SN: C04043</text:p>
            </text:list-item>
          </text:list>
        </text:list-item>
        <text:list-item>
          <text:p text:style-name="P5">DMM:</text:p>
          <text:list>
            <text:list-item>
              <text:p text:style-name="P5">Model Number: U3401A</text:p>
            </text:list-item>
            <text:list-item>
              <text:p text:style-name="P5">SN: MY57300004</text:p>
            </text:list-item>
          </text:list>
        </text:list-item>
        <text:list-item>
          <text:p text:style-name="P5">Power Supply:</text:p>
          <text:list>
            <text:list-item>
              <text:p text:style-name="P5">Trainer</text:p>
            </text:list-item>
          </text:list>
        </text:list-item>
        <text:list-item>
          <text:p text:style-name="P5">Function Generator:</text:p>
          <text:list>
            <text:list-item>
              <text:p text:style-name="P5">Model Number: 33220A</text:p>
            </text:list-item>
            <text:list-item>
              <text:p text:style-name="P5">SN: MY44049746</text:p>
            </text:list-item>
          </text:list>
        </text:list-item>
      </text:list>
      <text:p text:style-name="P4"/>
      <text:p text:style-name="P3">Components:</text:p>
      <text:list xml:id="list6664955564120911393" text:style-name="L3">
        <text:list-item>
          <text:p text:style-name="P6">CD40103B Programmable binary count down 8-bit counter</text:p>
        </text:list-item>
        <text:list-item>
          <text:p text:style-name="P6">1uF Ceramic capacitor</text:p>
        </text:list-item>
      </text:list>
      <text:p text:style-name="P4"/>
      <text:p text:style-name="P3">Objective:</text:p>
      <text:p text:style-name="P4"><text:tab/>Explore and understand what frequency division means by using a chip to divide an input frequency by different amounts.</text:p>
      <text:p text:style-name="P4"/>
      <text:p text:style-name="P3">Method:</text:p>
      <text:list xml:id="list7935971473558603737" text:style-name="L4">
        <text:list-item>
          <text:p text:style-name="P7">Build the circuit specified in figure 10.2 from the lab using the trainer logic switches instead of the switches specified.</text:p>
        </text:list-item>
        <text:list-item>
          <text:p text:style-name="P7">I Connected the function generator to the input of the circuit (TP3) and then attached the oscilloscope to the output (TP4).</text:p>
        </text:list-item>
        <text:list-item>
          <text:p text:style-name="P7">I used an input frequency of 50kHz and used the switches on the inputs to the chip to represent the number 255. (This divides the input frequency by 256)</text:p>
        </text:list-item>
        <text:list-item>
          <text:p text:style-name="P7">I recorded the input and output frequency using the oscilloscope and repeated step 3 for the binary numbers 194, 162, and 138.</text:p>
        </text:list-item>
      </text:list>
      <text:p text:style-name="P4"/>
      <text:p text:style-name="P4"><text:span text:style-name="T3">Results:</text:span></text:p>
      <table:table table:name="Table1" table:style-name="Table1">
        <table:table-column table:style-name="Table1.A" table:number-columns-repeated="2"/>
        <table:table-row>
          <table:table-cell table:style-name="Table1.A1" office:value-type="string">
            <text:p text:style-name="P8">Frequency Out (Hz)</text:p>
          </table:table-cell>
          <table:table-cell table:style-name="Table1.B1" office:value-type="string">
            <text:p text:style-name="P8">N(fin/fout)</text:p>
          </table:table-cell>
        </table:table-row>
        <table:table-row>
          <table:table-cell table:style-name="Table1.A2" office:value-type="float" office:value="195.3">
            <text:p text:style-name="P8">195.3</text:p>
          </table:table-cell>
          <table:table-cell table:style-name="Table1.B2" office:value-type="float" office:value="256.02">
            <text:p text:style-name="P8">256.02</text:p>
          </table:table-cell>
        </table:table-row>
        <table:table-row>
          <table:table-cell table:style-name="Table1.A2" office:value-type="float" office:value="255">
            <text:p text:style-name="P8">255</text:p>
          </table:table-cell>
          <table:table-cell table:style-name="Table1.B2" office:value-type="float" office:value="196.02">
            <text:p text:style-name="P8">196.02</text:p>
          </table:table-cell>
        </table:table-row>
        <table:table-row>
          <table:table-cell table:style-name="Table1.A2" office:value-type="float" office:value="304.9">
            <text:p text:style-name="P8">304.9</text:p>
          </table:table-cell>
          <table:table-cell table:style-name="Table1.B2" office:value-type="float" office:value="163.99">
            <text:p text:style-name="P8">163.99</text:p>
          </table:table-cell>
        </table:table-row>
        <table:table-row>
          <table:table-cell table:style-name="Table1.A2" office:value-type="float" office:value="480.8">
            <text:p text:style-name="P8">480.8</text:p>
          </table:table-cell>
          <table:table-cell table:style-name="Table1.B2" office:value-type="float" office:value="103.99">
            <text:p text:style-name="P8">103.99</text:p>
          </table:table-cell>
        </table:table-row>
      </table:table>
      <text:p text:style-name="P3"><text:soft-page-break/>Conclusion:</text:p>
      <text:p text:style-name="P3"><text:tab/><text:span text:style-name="T1">Modulus-Dividers are used to divide input frequencies down into lower frequencies and the results from this lab showed this very well, whatever the input binary number was plus one, is what it divided the input frequency b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aron Jencks</meta:initial-creator>
    <meta:creation-date>2018-01-31T10:09:46</meta:creation-date>
    <dc:date>2018-01-31T10:44:00.32</dc:date>
    <dc:creator>Aaron Jencks</dc:creator>
    <meta:editing-duration>PT18M42S</meta:editing-duration>
    <meta:editing-cycles>4</meta:editing-cycles>
    <meta:generator>OpenOffice/4.1.5$Win32 OpenOffice.org_project/415m1$Build-9789</meta:generator>
    <meta:document-statistic meta:table-count="1" meta:image-count="0" meta:object-count="0" meta:page-count="2" meta:paragraph-count="39" meta:word-count="224" meta:character-count="1319"/>
  </office:meta>
</office:document-meta>
</file>